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No_20_Spacing">
      <style:text-properties style:font-name="Century Gothic" fo:font-size="10pt" style:font-size-asian="10pt" style:font-size-complex="10pt"/>
    </style:style>
    <style:style style:name="P11" style:family="paragraph" style:parent-style-name="Standard">
      <style:text-properties style:font-name="Century Gothic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style:font-name-asian="Calibri1" style:language-asian="zh" style:country-asian="CN" style:font-name-complex="Courier New"/>
    </style:style>
    <style:style style:name="T3" style:family="text">
      <style:text-properties fo:language="en" fo:country="SG" style:font-name-asian="SimSun" style:language-asian="zh" style:country-asian="CN"/>
    </style:style>
    <style:style style:name="T4" style:family="text">
      <style:text-properties fo:language="en" fo:country="SG" style:font-name-asian="SimSun" style:language-asian="zh" style:country-asian="CN" style:font-name-complex="TimesNewRoman"/>
    </style:style>
    <style:style style:name="T5" style:family="text">
      <style:text-properties fo:language="en" fo:country="SG" fo:font-weight="bold" style:font-name-asian="Calibri1" style:language-asian="zh" style:country-asian="CN" style:font-weight-asian="bold" style:font-name-complex="Courier New" style:font-weight-complex="bold"/>
    </style:style>
    <style:style style:name="T6" style:family="text">
      <style:text-properties fo:font-size="12pt" fo:language="en" fo:country="SG" style:font-name-asian="Calibri1" style:font-size-asian="12pt" style:language-asian="zh" style:country-asian="CN" style:font-name-complex="Courier New" style:font-size-complex="12pt"/>
    </style:style>
    <style:style style:name="T7" style:family="text">
      <style:text-properties fo:font-size="12pt" fo:language="en" fo:country="SG" style:font-name-asian="SimSun" style:font-size-asian="12pt" style:language-asian="zh" style:country-asian="CN" style:font-size-complex="12pt"/>
    </style:style>
    <style:style style:name="T8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<text:placeholder text:placeholder-type="text">&lt;o.name&gt;</text:placeholder></text:span>. </text:p>
      <text:p text:style-name="P2">(Registration No.: <text:span text:style-name="T3"><text:placeholder text:placeholder-type="text">&lt;o.uen&gt;</text:placeholder></text:span>) </text:p>
      <text:p text:style-name="P2"><text:span text:style-name="T4"><text:placeholder text:placeholder-type="text">&lt;get_partner_full_address(o.id)&gt;</text:placeholder></text:span></text:p>
      <text:p text:style-name="P1"/>
      <text:p text:style-name="P1">Date: <text:span text:style-name="T3"><text:placeholder text:placeholder-type="text">&lt;get_datenow()&gt;</text:placeholder></text:span></text:p>
      <text:p text:style-name="P1"/>
      <text:p text:style-name="P1"/>
      <text:p text:style-name="P1">To:<text:tab/><text:span text:style-name="T4"><text:placeholder text:placeholder-type="text">&lt;o.company_id and o.company_id.partner_id and o.company_id.partner_id.name or ''&gt;</text:placeholder></text:span> </text:p>
      <text:p text:style-name="P1"><text:tab/>(UEN : <text:span text:style-name="T4"><text:placeholder text:placeholder-type="text">&lt;o.company_id and o.company_id.partner_id and o.company_id.partner_id.uen or ''&gt;</text:placeholder></text:span>) </text:p>
      <text:p text:style-name="P1"><text:tab/><text:span text:style-name="T4"><text:placeholder text:placeholder-type="text">&lt;o.company_id and o.company_id.partner_id and o.company_id.partner_id.street or ''&gt;</text:placeholder></text:span></text:p>
      <text:p text:style-name="P1"><text:tab/><text:span text:style-name="T4"><text:placeholder text:placeholder-type="text">&lt;o.company_id and o.company_id.partner_id and o.company_id.partner_id.street2 or ''&gt;</text:placeholder></text:span></text:p>
      <text:p text:style-name="P1"><text:tab/><text:span text:style-name="T4"><text:placeholder text:placeholder-type="text">&lt;o.company_id and o.company_id.partner_id and o.company_id.partner_id.country_id and o.company_id.country_id.name or ''&gt;</text:placeholder></text:span> <text:span text:style-name="T4"><text:placeholder text:placeholder-type="text">&lt;o.company_id and o.company_id.partner_id and o.company_id.partner_id.zip or ''&gt;</text:placeholder></text:span> </text:p>
      <text:p text:style-name="P1"><text:tab/>Attn: <text:span text:style-name="T4"><text:placeholder text:placeholder-type="text">&lt;get_contact_attn(o.company_id)&gt;</text:placeholder></text:span></text:p>
      <text:p text:style-name="P1"/>
      <text:p text:style-name="P1">Dear Sirs / Madam, <text:tab/></text:p>
      <text:p text:style-name="P1"/>
      <text:p text:style-name="P3"><text:span text:style-name="T6"><text:placeholder text:placeholder-type="text">&lt;o.name&gt;</text:placeholder></text:span>. (uen: <text:span text:style-name="T7"><text:placeholder text:placeholder-type="text">&lt;o.uen&gt;</text:placeholder></text:span>) </text:p>
      <text:p text:style-name="P5">unAudited financial statements For the PERIOD ended <text:span text:style-name="T7"><text:placeholder text:placeholder-type="text">&lt;get_upper(convert_date_d_B_Y(o.fs_end_date))&gt;</text:placeholder></text:span> </text:p>
      <text:p text:style-name="P1"/>
      <text:p text:style-name="P1">We hereby declare that the following is correct: </text:p>
      <text:p text:style-name="P1"/>
      <text:p text:style-name="P1"><text:s/>(a) <text:span text:style-name="T5"><text:placeholder text:placeholder-type="text">&lt;o.name&gt;</text:placeholder></text:span><text:span text:style-name="T1">.</text:span> <text:s/>did not engage in any trading activity during the </text:p>
      <text:p text:style-name="P1"><text:s text:c="7"/>period; </text:p>
      <text:p text:style-name="P1"/>
      <text:p text:style-name="P1">(b) <text:span text:style-name="T5"><text:placeholder text:placeholder-type="text">&lt;o.name&gt;</text:placeholder></text:span><text:span text:style-name="T1">. </text:span>did not maintain any bank account; and </text:p>
      <text:p text:style-name="P1"/>
      <text:p text:style-name="P1">(c) No contract was executed with any parties. </text:p>
      <text:p text:style-name="P1"/>
      <text:p text:style-name="P1"/>
      <text:p text:style-name="P1"/>
      <text:p text:style-name="P1"/>
      <text:p text:style-name="P4">Signed on Behalf of the Board </text:p>
      <text:p text:style-name="P1"/>
      <text:p text:style-name="P14"/>
      <text:p text:style-name="P14"/>
      <text:p text:style-name="P14"/>
      <text:p text:style-name="P14">_______________________________<text:tab/><text:tab/><text:tab/> <text:tab/> </text:p>
      <text:p text:style-name="P14"><text:span text:style-name="T4"><text:placeholder text:placeholder-type="text">&lt;get_director1(o.id)['name']&gt;</text:placeholder></text:span><text:tab/> <text:s text:c="16"/><text:tab/> </text:p>
      <text:p text:style-name="P8">Director <text:tab/></text:p>
      <text:p text:style-name="P1"/>
      <text:p text:style-name="P1">Date:<text:tab/><text:span text:style-name="T3"><text:placeholder text:placeholder-type="text">&lt;get_datenow()&gt;</text:placeholder></text:span><text:tab/><text:tab/><text:tab/> <text:s text:c="25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50:11</meta:creation-date>
    <dc:date>2015-12-17T08:09:29</dc:date>
    <dc:creator>phung11764 </dc:creator>
    <meta:editing-duration>PT5M37S</meta:editing-duration>
    <meta:editing-cycles>24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19" meta:character-count="1228" meta:non-whitespace-character-count="1046"/>
  </office:meta>
</office:document-meta>
</file>